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PageSetupElement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FPPageSetupElement.AFPPageSetup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PageSetupElement.instantiate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